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secondary-fill-color="#cfe7f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svg:stroke-color="#000000" draw:fill="solid" draw:fill-color="#4d4d4d" draw:shadow="hidden" dr3d:depth="0.215cm" dr3d:close-front="true" dr3d:close-back="true" dr3d:texture-generation-mode-x="parallel" dr3d:texture-generation-mode-y="parallel"/>
    </style:style>
    <style:style style:name="gr3" style:family="graphic" style:parent-style-name="standard">
      <style:graphic-properties draw:stroke="none" svg:stroke-color="#000000" draw:fill="solid" draw:fill-color="#9966cc" draw:shadow="hidden" dr3d:depth="0.242cm" dr3d:close-front="true" dr3d:close-back="true" dr3d:texture-generation-mode-x="parallel" dr3d:texture-generation-mode-y="parallel"/>
    </style:style>
    <style:style style:name="gr4" style:family="graphic" style:parent-style-name="standard">
      <style:graphic-properties draw:stroke="none" svg:stroke-color="#000000" draw:fill="solid" draw:fill-color="#4d4d4d" draw:shadow="hidden" dr3d:depth="0.258cm" dr3d:close-front="true" dr3d:close-back="true" dr3d:texture-generation-mode-x="parallel" dr3d:texture-generation-mode-y="parallel"/>
    </style:style>
    <style:style style:name="gr5" style:family="graphic" style:parent-style-name="standard">
      <style:graphic-properties draw:stroke="none" svg:stroke-color="#000000" draw:fill="solid" draw:fill-color="#83caff" draw:shadow="hidden" dr3d:depth="0.29cm" dr3d:close-front="true" dr3d:close-back="true" dr3d:texture-generation-mode-x="parallel" dr3d:texture-generation-mode-y="parallel"/>
    </style:style>
  </office:automatic-styles>
  <office:body>
    <office:drawing>
      <draw:page draw:name="page1" draw:style-name="dp1" draw:master-page-name="Východzie">
        <dr3d:scene draw:style-name="gr1" svg:width="1.562cm" svg:height="1.095cm" svg:x="2.328cm" svg:y="4.233cm" dr3d:transform="matrix (1 0 0 0 0.939692620785931 0.342020143325607 0 -0.342020143325607 0.939692620785931 -3.27722916666667cm 4.59675976282779cm 1.54431821727196cm)" dr3d:vrp="(0 0 3893.42857142857)" dr3d:vpn="(0 0 3651.42857142857)" dr3d:projection="perspective" dr3d:distance="0.242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936 -5084 345 455" svg:d="m2936-5084v455h336v-77h-244v-101h227v-77h-227v-123h253v-77z"/>
          <dr3d:extrude draw:style-name="gr2" draw:layer="layout" svg:viewBox="3335 -5092 309 346" svg:d="m3422-4855-78 14 4 11 4 11 5 10 6 10 6 8 6 8 7 7 8 6 4 3 5 3 5 2 5 2 10 4 12 4 12 2 14 2 14 1 16 1 14-1h13l12-1 12-2 10-2 10-2 8-3 8-3 7-4 6-4 6-4 5-4 5-5 4-4 4-5 3-5 1-3 2-3 2-7 2-8 2-10 1-10 1-12v-26l-1-102 1-20 1-18 1-14 1-7 1-5 1-5 1-6 2-5 2-6 4-11 5-11h-87l-1 4-2 6-5 15-2 6v2l-1 2-6-5-5-5-6-5-6-4-6-4-6-4-6-3-7-3-6-2-6-2-7-2-7-2-6-1-7-1h-7-8-12l-12 1-11 2-10 3-5 2-4 2-5 3-4 2-5 3-4 3-4 3-3 3-7 7-3 4-3 4-3 4-2 4-2 4-2 5-2 4-1 5-2 4-1 5-1 10-1 10 1 7v7l1 6 2 7 2 6 2 6 3 6 3 5 3 5 4 5 4 5 5 4 5 5 5 3 5 4 6 3 6 3 7 2 8 3 8 3 19 5 21 4 28 6 24 5 18 5 8 3 6 3v8 6 6l-1 5-1 3-1 2v2l-1 2-1 2-2 2-1 2-1 2-1 1-2 2-2 1-1 1-2 1-3 1-2 1-2 1-6 2-6 1-7 1h-8l-8 1-6-1h-5l-5-1-5-1-4-1-4-2-4-2-2-1-1-1-2-1-2-1-3-3-2-4-3-4-3-4-2-5-2-5zm114-76-9-3-12-4-31-7-17-4-13-4-6-2-4-1-4-2-2-1-2-1-4-3-1-2-2-2-2-1-1-2-1-2-1-2-1-2-1-2-1-2v-2l-1-2v-3-2l-1-2 1-5v-4l1-2v-2l1-2 1-2 1-2 1-2 2-4 3-4 3-3 4-3 1-2 2-1 2-1 2-1 2-1 2-1 3-1 2-1 5-1h4 6 5l6 1 6 1 6 1 5 3 6 2 5 4 5 3 4 3 4 3 3 4 2 3 3 4 2 4 2 4 1 4 1 3 1 4v5l1 5v12 14z"/>
          <dr3d:extrude draw:style-name="gr3" draw:layer="layout" svg:viewBox="2910 -5058 345 455" svg:d="m2910-5058v455h336v-77h-244v-101h227v-77h-227v-123h253v-77z"/>
          <dr3d:extrude draw:style-name="gr3" draw:layer="layout" svg:viewBox="3309 -5066 309 346" svg:d="m3396-4829-78 14 4 12 4 11 5 10 5 9 6 9 7 8 7 7 8 6 4 3 4 2 5 3 5 2 11 4 11 3 13 3 13 2 15 1h16 14l13-1 12-1 11-1 11-2 9-3 9-3 7-3 7-3 6-4 6-4 6-5 4-4 5-5 3-5 3-5 2-3 1-3 2-7 2-8 2-9 1-11 1-11 1-26-1-102v-21l1-17 1-15 1-6 1-6 1-5 2-5 1-6 2-5 5-11 5-12h-87l-2 5-2 6-4 14-2 7-1 2v1l-6-5-6-5-6-4-5-5-6-4-7-3-6-3-6-3-6-3-7-2-6-2-7-1-7-1-7-1-7-1h-7-12l-12 2-11 2-10 3-5 2-5 2-4 2-5 3-4 2-4 3-4 3-4 4-7 7-3 4-3 3-2 4-3 4-2 5-2 4-1 4-2 5-1 5-1 4-2 10v11 7l1 6 1 7 1 6 2 6 2 6 3 6 3 6 4 5 4 5 4 5 4 4 5 4 5 4 6 3 6 3 6 3 7 3 7 2 9 3 18 5 22 5 28 5 23 6 19 5 8 2 6 3v9 6l-1 6-1 5v2l-1 3-1 2-1 2-1 2-1 2-1 2-2 1-1 2-1 1-2 1-2 2-2 1-2 1-2 1-3 1-5 1-7 1-7 1-7 1h-8-6l-5-1h-5l-5-1-5-2-4-1-3-2-2-1-2-1-1-2-2-1-3-3-3-3-3-4-2-4-3-5-2-5zm115-77-10-3-12-3-31-7-16-4-14-4-5-2-5-2-4-2-2-1-1-1-4-3-2-2-1-1-2-2-1-2-2-2-1-2-1-2-1-2v-2l-1-2v-2l-1-2v-2-3-4l1-5v-2l1-2 1-2v-2l1-2 1-2 3-4 2-3 4-4 3-3 2-1 2-1 2-2 2-1 2-1 2-1h2l2-1 5-1 5-1h5 6l6 1 5 1 6 2 6 2 5 3 6 3 5 4 4 3 3 3 3 3 3 4 2 4 2 3 2 4 2 5v3l1 4 1 4v5l1 12v14z"/>
        </dr3d:scene>
        <dr3d:scene draw:style-name="gr1" svg:width="1.667cm" svg:height="1.244cm" svg:x="3.889cm" svg:y="4.286cm" dr3d:transform="matrix (1 0 0 0 0.939692620785931 0.342020143325607 0 -0.342020143325607 0.939692620785931 -4.70922916666667cm 4.68014365593048cm 1.54912720583915cm)" dr3d:vrp="(0 0 5055.71428571429)" dr3d:vpn="(0 0 4765.71428571429)" dr3d:projection="perspective" dr3d:distance="0.29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4187 -5113 370 471" svg:d="m4187-4957 89 9 3-11 3-10 3-10 4-8 4-8 5-7 3-4 2-3 3-3 3-2 3-3 4-2 3-3 4-2 7-3 8-3 9-2 9-2 10-1h10 11l10 1 9 1 9 2 8 3 4 1 3 2 4 2 3 2 3 2 3 2 5 5 5 5 2 3 2 2 1 3 2 3 1 2 1 3 1 3 1 3 1 3v3 3 3 4 4l-1 3-1 4-1 3-2 4-2 3-2 3-1 1-2 1-3 3-3 3-4 2-4 2-5 3-5 2-6 2-11 3-15 5-47 12-18 5-16 5-15 5-14 5-12 6-11 6-10 6-4 4-4 3-10 10-4 5-4 5-4 5-3 5-3 6-3 6-3 5-2 6-1 6-2 7-1 6-1 6-1 14 1 8 1 9 1 8 2 8 3 8 4 8 4 8 4 8 5 7 6 7 6 6 7 6 8 6 7 5 9 5 9 4 9 3 10 4 11 2 11 3 11 1 12 2h12l13 1 21-1 19-2 18-3 17-4 16-5 7-3 7-4 6-3 7-4 5-5 6-4 5-5 5-5 5-5 4-6 4-5 4-6 3-6 3-7 3-6 2-7 2-6 2-7 2-15 1-15-92-3-1 8-2 8-3 7-3 7-3 6-2 3-2 2-2 3-2 2-2 2-3 2-2 2-3 2-3 1-3 2-6 3-7 2-7 1-9 2h-8l-10 1-9-1h-9l-9-2-8-2-8-2-7-3-6-3-3-2-3-2-2-1-1-2-2-1-1-2-2-1-1-2-1-2-1-1-1-2-1-2v-2l-1-2v-2-2-2l-1-2 1-2v-2-2-2l1-2v-2l1-1 1-2 1-2 1-2 1-1 1-2 3-3 3-3 2-2 3-2 7-3 8-4 10-4 11-4 13-4 30-7 32-8 26-8 12-5 11-4 10-4 8-4 8-5 7-4 7-6 7-5 6-6 5-6 6-7 4-7 5-8 3-8 3-8 3-9 2-9 1-10 1-10v-11-10l-1-9-2-9-2-10-3-9-4-9-4-8-5-9-6-8-6-8-7-7-7-7-8-6-9-5-9-5-10-5-10-4-11-3-11-3-12-2-13-2-13-1-14-1h-15-21l-19 2-19 3-17 5-16 5-7 3-8 4-7 4-6 4-6 5-6 4-6 6-5 5-5 6-5 6-5 6-4 6-7 14-7 15-5 17-4 17z"/>
          <dr3d:extrude draw:style-name="gr4" draw:layer="layout" svg:viewBox="4592 -5239 337 464" svg:d="m4592-4775h92l79-235 76 235h90l-115-318-21-58-6-14-5-11-6-10-2-5-3-4-2-4-3-3-3-3-3-4-3-3-3-2-3-3-3-3-4-2-4-2-3-2-4-2-5-2-4-1-5-2-4-1-5-1-6-1-5-1-5-1-12-1h-12-12l-12 1-12 1-13 3-8 68 10-2 10-1 9-1h8 7l7 1h3l4 1 3 1 2 1 3 1 3 2 2 1 3 2 2 1 2 2 2 2 2 3 3 4 4 5 3 6 3 5 2 6 3 6 2 7 2 7z"/>
          <dr3d:extrude draw:style-name="gr4" draw:layer="layout" svg:viewBox="4950 -5113 307 346" svg:d="m4950-5012 87 13 2-7 2-5 2-6 3-4 3-5 3-4 4-4 4-3 2-2 3-2 5-2 5-2 6-2 6-2 6-1h8 7 8 8l7 1 7 2 6 1 5 3 3 1 2 1 3 2 2 1 1 1 2 1 1 2 1 1 1 1 1 2 1 1 1 1v2l1 1v2l1 2v1 2 2 2 2 3 2l-1 2-1 2v1l-1 1-1 2-2 1-1 1-1 1-1 1-1 1-3 1-3 1-4 2-5 1-10 3-48 12-39 11-15 5-13 5-11 5-4 3-4 2-5 3-4 4-5 4-3 4-4 4-3 4-3 4-3 5-2 5-2 5-2 5-1 5-1 5-1 6v5l-1 6 1 6v5l1 5 1 5 1 5 1 4 2 5 2 5 2 4 3 5 2 4 4 4 3 4 3 4 8 7 5 4 4 3 5 3 6 3 5 3 6 2 13 4 13 3 15 3 16 1 17 1 17-1 15-1 14-2 13-2 12-3 11-4 10-4 5-3 4-2 8-6 7-6 7-7 6-8 5-8 5-9 4-10 3-10-82-15-1 4-2 5-2 4-2 4-3 3-3 4-3 3-4 2-2 1-2 2-4 2-5 2-5 1-5 1-6 1h-6l-7 1-8-1h-8l-7-1-7-1-6-1-5-2-2-1-3-1-2-1-2-1-2-2-1-1-1-1-1-1-1-1v-1l-1-1-1-1v-1l-1-2v-1-1-1l-1-2v-1-1l1-1v-2-1-1l1-1v-1l1-1v-1l1-1 1-1v-1l1-1 1-1 2-1 2-1 2-2 6-2 7-3 9-3 24-7 32-7 16-4 16-5 14-4 13-5 11-5 11-5 9-6 3-2 4-3 3-3 4-4 2-3 3-3 3-4 2-4 2-3 2-4 1-5 2-4 1-4 1-5 1-10v-10-6-5l-1-6-1-5-1-5-2-5-2-5-2-5-2-5-3-5-3-5-4-4-7-9-9-9-5-4-5-3-6-4-5-3-6-3-7-3-13-4-15-4-15-2-17-2h-18-16l-16 1-14 2-14 3-13 4-12 5-11 5-10 7-10 7-8 8-8 8-7 9-6 9-5 10-4 11z"/>
          <dr3d:extrude draw:style-name="gr5" draw:layer="layout" svg:viewBox="4161 -5087 370 471" svg:d="m4161-4931 89 9 2-11 3-10 3-9 4-9 5-8 4-7 3-3 3-3 3-3 3-3 3-2 3-3 4-2 3-2 8-4 8-3 8-2 10-2 9-1h10 11l10 1 10 2 8 2 8 2 4 2 4 2 3 1 3 2 4 2 2 3 6 5 4 4 2 3 2 3 2 2 1 3 2 3 1 3 1 2 1 3v3l1 3v3 4 3l-1 4v4l-1 3-2 4-1 3-2 3-2 3-2 1-1 2-3 2-4 3-3 3-5 2-5 2-5 2-5 3-11 3-16 4-47 12-18 5-16 5-15 5-13 6-13 6-11 6-9 6-4 3-4 3-10 10-4 5-4 5-4 6-4 5-3 5-3 6-2 6-2 6-2 6-1 6-2 6v7l-1 13v9l1 8 2 8 2 9 3 8 3 8 4 7 5 8 5 7 6 7 6 7 7 6 7 5 8 5 8 5 9 4 10 4 10 3 10 3 11 2 12 2 12 1 12 1h13l21-1 19-1 18-3 17-4 15-6 7-3 7-3 7-4 6-4 6-4 6-5 5-5 5-5 4-5 5-5 4-6 3-6 4-6 3-6 2-7 3-6 2-7 1-7 3-15 1-15-92-3-2 8-2 8-2 8-3 6-4 6-1 3-2 3-2 2-3 2-2 3-2 2-3 1-2 2-3 2-3 1-6 3-7 2-8 2-8 1-9 1h-9-10l-9-1-9-1-8-2-7-2-7-3-7-4-3-1-2-2-2-2-2-1-1-2-2-1-1-2-1-1-1-2-1-2-1-2-1-1-1-2v-2-2l-1-2v-3-2-2-2-2l1-2v-1l1-2 1-2v-2l1-2 1-1 1-2 2-1 2-4 4-2 2-2 3-2 6-4 9-4 9-3 12-4 12-4 31-8 31-8 27-8 12-4 11-4 9-4 9-5 8-4 7-5 7-5 6-6 6-6 6-6 5-7 5-7 4-7 4-8 3-9 2-9 2-9 2-10 1-10v-10-10l-1-10-2-9-2-9-3-9-4-9-5-9-5-9-5-8-7-8-7-7-7-6-8-6-8-6-10-5-9-4-10-4-11-4-12-3-12-2-12-2-14-1-14-1h-14l-21 1-20 1-18 4-17 4-16 6-8 3-7 3-7 4-7 5-6 4-6 5-5 5-6 5-5 6-5 6-4 6-4 7-8 14-6 15-5 16-4 17z"/>
          <dr3d:extrude draw:style-name="gr5" draw:layer="layout" svg:viewBox="4566 -5213 337 464" svg:d="m4566-4749h92l79-234 76 234h90l-115-317-22-59-5-13-6-12-5-10-3-4-2-4-3-4-3-4-2-3-3-3-3-3-3-3-4-3-3-2-3-2-4-3-4-2-4-1-4-2-4-2-5-1-5-2-5-1-5-1-5-1-6-1-11-1h-12-12l-13 1-12 2-12 2-8 68 10-2 9-1 9-1h9 7l7 1 3 1 3 1h3l3 2 3 1 2 1 3 2 2 1 2 2 3 2 2 2 1 2 4 5 3 5 3 5 3 6 3 5 2 7 3 6 2 7z"/>
          <dr3d:extrude draw:style-name="gr5" draw:layer="layout" svg:viewBox="4924 -5087 307 346" svg:d="m4924-4986 87 13 2-6 2-6 2-5 2-5 3-5 4-4 4-4 4-3 2-2 2-1 5-3 5-2 6-2 6-1 7-1 7-1h8 8l7 1 8 1 6 1 6 2 6 2 3 1 2 2 2 1 3 2 1 1 1 1 1 1 2 1 1 2 1 1v1l1 2 1 1v2l1 2v1l1 2v2 1 2 3 2l-1 2-1 2v2l-1 1-1 1-1 2-1 2-1 1h-1l-1 1-2 1-2 1-4 2-4 1-4 2-11 3-48 11-38 11-16 5-13 6-10 5-5 2-4 2-5 4-4 3-4 4-4 4-3 4-4 4-3 5-2 4-2 5-2 5-2 5-2 5-1 6v5l-1 6v6 5l1 5v5l1 5 1 5 2 5 1 5 2 4 3 5 2 4 3 4 3 4 3 4 4 4 8 8 4 3 5 4 5 3 5 3 6 2 6 3 12 4 14 3 15 2 16 2h17 16l16-1 14-2 13-2 12-3 11-4 10-5 4-2 5-3 8-5 7-7 6-7 6-8 6-8 4-9 5-10 3-10-82-15-1 5-2 4-2 4-3 4-2 4-3 3-4 3-3 3-2 1-2 1-4 2-5 2-5 1-6 2h-5l-7 1h-6-9l-7-1h-8l-6-1-6-2-5-1-3-1-2-1-2-2-2-1-2-2-1-1h-1l-1-1-1-2-1-1-1-1v-1l-1-1v-1-1l-1-2v-1-1-2-1-1-1l1-1v-1-1l1-1v-1l1-1v-1l1-1 1-1 1-1 1-1 2-2 1-1 3-1 5-3 8-2 9-3 24-7 31-8 17-4 15-4 15-5 12-4 12-6 10-5 9-5 4-3 4-3 3-3 3-3 3-3 3-4 2-3 2-4 2-4 2-4 2-4 1-5 1-4 1-5 2-9v-10-6l-1-6v-5l-1-5-2-6-1-5-2-5-2-5-3-5-3-5-3-4-3-5-8-9-9-8-5-4-5-4-5-3-6-3-6-3-6-3-14-5-14-3-16-3-17-1-17-1h-17l-15 2-15 2-14 3-12 4-12 4-12 6-10 6-9 7-9 8-7 8-7 9-6 10-5 10-5 11z"/>
        </dr3d:sce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k" fo:country="S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bez_20_čiary" style:display-name="Objekt bez výplne a bez čia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dz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óbert Vanya</meta:initial-creator>
    <meta:creation-date>2015-04-28T14:04:37.04</meta:creation-date>
    <dc:date>2015-04-28T14:46:32.79</dc:date>
    <dc:creator>Róbert Vanya</dc:creator>
    <meta:editing-duration>PT19M</meta:editing-duration>
    <meta:editing-cycles>1</meta:editing-cycles>
    <meta:document-statistic meta:object-count="12"/>
    <meta:generator>OpenOffice/4.0.1$Win32 OpenOffice.org_project/401m5$Build-9714</meta:generator>
  </office:meta>
</office:document-meta>
</file>